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c03" officeooo:paragraph-rsid="00125c03"/>
    </style:style>
    <style:style style:name="P2" style:family="paragraph" style:parent-style-name="Standard">
      <style:text-properties officeooo:rsid="00125c03" officeooo:paragraph-rsid="0009dec2"/>
    </style:style>
    <style:style style:name="P3" style:family="paragraph" style:parent-style-name="Standard">
      <style:text-properties officeooo:rsid="00390caa" officeooo:paragraph-rsid="00390caa"/>
    </style:style>
    <style:style style:name="P4" style:family="paragraph" style:parent-style-name="Standard">
      <style:text-properties officeooo:rsid="00078a1b" officeooo:paragraph-rsid="00078a1b"/>
    </style:style>
    <style:style style:name="P5" style:family="paragraph" style:parent-style-name="Standard">
      <style:text-properties officeooo:rsid="00078a1b" officeooo:paragraph-rsid="000a0ff6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5c03" officeooo:paragraph-rsid="00125c03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78a1b" officeooo:paragraph-rsid="00078a1b"/>
    </style:style>
    <style:style style:name="T1" style:family="text">
      <style:text-properties officeooo:rsid="0006dc18"/>
    </style:style>
    <style:style style:name="T2" style:family="text">
      <style:text-properties officeooo:rsid="00071556"/>
    </style:style>
    <style:style style:name="T3" style:family="text">
      <style:text-properties officeooo:rsid="0009dec2"/>
    </style:style>
    <style:style style:name="T4" style:family="text">
      <style:text-properties officeooo:rsid="000a0ff6"/>
    </style:style>
    <style:style style:name="T5" style:family="text">
      <style:text-properties officeooo:rsid="000b0a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 S SAMEEM</text:p>
      <text:p text:style-name="P3">ROLL NO: 57</text:p>
      <text:p text:style-name="P3">CLASS: S5R</text:p>
      <text:p text:style-name="P3">EXPERIMENT NO: <text:span text:style-name="T3">8</text:span></text:p>
      <text:p text:style-name="P3">DATE: <text:span text:style-name="T2">05</text:span>/<text:span text:style-name="T2">01</text:span>/202<text:span text:style-name="T2">2</text:span></text:p>
      <text:p text:style-name="P3"/>
      <text:p text:style-name="P6">CREATION OF <text:span text:style-name="T5">ACCOUNT</text:span> TABLE</text:p>
      <text:p text:style-name="P1"/>
      <text:p text:style-name="P2">CREATE TABLE ACCOUNT(accno number(10) primary key,accname varchar(20) not null,balance number(10) not null);</text:p>
      <text:p text:style-name="P1"/>
      <text:p text:style-name="P7">PL/SQL CODE</text:p>
      <text:p text:style-name="P4"/>
      <text:p text:style-name="P4">CREATE OR REPLACE FUNCTION dc(x in number) RETURN VARCHAR IS msg varchar(8);</text:p>
      <text:p text:style-name="P4">BEGIN</text:p>
      <text:p text:style-name="P4"><text:tab/>if x&gt;50000 then</text:p>
      <text:p text:style-name="P4"><text:tab/><text:tab/>msg:='Platinum';</text:p>
      <text:p text:style-name="P4"><text:tab/>elsif x&gt;10000 then</text:p>
      <text:p text:style-name="P4"><text:tab/><text:tab/>msg:='Gold';</text:p>
      <text:p text:style-name="P4"><text:tab/>else</text:p>
      <text:p text:style-name="P4"><text:tab/><text:tab/>msg:='Silver';</text:p>
      <text:p text:style-name="P4"><text:tab/>end if;</text:p>
      <text:p text:style-name="P4"><text:tab/>return msg;</text:p>
      <text:p text:style-name="P4">END;</text:p>
      <text:p text:style-name="P4">/</text:p>
      <text:p text:style-name="P4"/>
      <text:p text:style-name="P7">OUTPUT</text:p>
      <text:p text:style-name="P4"/>
      <text:p text:style-name="P4">SQL&gt; select * from account;</text:p>
      <text:p text:style-name="P4"/>
      <text:p text:style-name="P4">ACCNO <text:tab/>ACCNAME<text:tab/><text:tab/>BALANCE</text:p>
      <text:p text:style-name="P4">---------- <text:tab/>-------------------- <text:tab/>----------</text:p>
      <text:p text:style-name="P4">5684285671 <text:tab/>Suku <text:tab/><text:tab/> <text:s text:c="5"/><text:tab/>4500</text:p>
      <text:p text:style-name="P4">5684283456 <text:tab/>Manu <text:tab/><text:tab/> <text:s text:c="4"/><text:tab/>10000</text:p>
      <text:p text:style-name="P4">5684287823 <text:tab/>Dan<text:tab/><text:tab/><text:tab/>3000</text:p>
      <text:p text:style-name="P4">5684280982 <text:tab/>Sam<text:tab/><text:tab/><text:tab/>600</text:p>
      <text:p text:style-name="P4">5684284824 <text:tab/>Richie<text:tab/><text:tab/> <text:s text:c="4"/><text:tab/>52000</text:p>
      <text:p text:style-name="P4">5684281234 <text:tab/>Mili <text:tab/><text:tab/> <text:s text:c="4"/><text:tab/>15000</text:p>
      <text:p text:style-name="P4"/>
      <text:p text:style-name="P4">6 rows selected.</text:p>
      <text:p text:style-name="P4"/>
      <text:p text:style-name="P4">SQL&gt; @/home/c126/Documents/Sameem/PLSQL/Pg4.sql</text:p>
      <text:p text:style-name="P4"/>
      <text:p text:style-name="P4">Function created.</text:p>
      <text:p text:style-name="P4"/>
      <text:p text:style-name="P4">SQL&gt; select accno,accname,balance,dc(balance) as category from account;</text:p>
      <text:p text:style-name="P4"/>
      <text:p text:style-name="P4">ACCNO <text:tab/>ACCNAME<text:tab/><text:tab/>BALANCE<text:tab/><text:tab/><text:span text:style-name="T4">CATEGORY</text:span></text:p>
      <text:p text:style-name="P5">---------- <text:tab/>-------------------- <text:tab/>--------------<text:tab/><text:tab/>----------------</text:p>
      <text:p text:style-name="P4">5684285671 <text:tab/>Suku <text:tab/><text:tab/> <text:s text:c="5"/><text:tab/>4500<text:tab/><text:tab/><text:tab/>Silver</text:p>
      <text:p text:style-name="P4">5684283456 <text:tab/>Manu <text:tab/><text:tab/> <text:s text:c="4"/><text:tab/>10000<text:tab/><text:tab/><text:tab/>Silver</text:p>
      <text:p text:style-name="P4">5684287823 <text:tab/>Dan<text:tab/><text:tab/><text:tab/>300<text:span text:style-name="T4">0<text:tab/><text:tab/><text:tab/></text:span>Silver</text:p>
      <text:p text:style-name="P4"><text:soft-page-break/>5684280982 <text:tab/>Sam<text:tab/><text:tab/><text:tab/>600<text:tab/><text:tab/><text:tab/>Silver</text:p>
      <text:p text:style-name="P4">5684284824 <text:tab/>Richie<text:tab/><text:tab/> <text:s text:c="4"/><text:tab/>52000<text:tab/><text:tab/><text:tab/>Platinum</text:p>
      <text:p text:style-name="P4">5684281234 <text:tab/>Mili <text:tab/><text:tab/> <text:s text:c="4"/><text:tab/>1500<text:span text:style-name="T4">0<text:tab/><text:tab/><text:tab/></text:span>Gold</text:p>
      <text:p text:style-name="P4"/>
      <text:p text:style-name="P4">6 rows selec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4:27:28.181508902</meta:creation-date>
    <dc:date>2022-01-05T13:49:40.474393980</dc:date>
    <meta:editing-duration>PT10M1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139" meta:character-count="1153" meta:non-whitespace-character-count="940"/>
  </office:meta>
</office:document-meta>
</file>